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Grad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First name</text:p>
          </table:table-cell>
          <table:table-cell office:value-type="string">
            <text:p>Surname</text:p>
          </table:table-cell>
          <table:table-cell office:value-type="string">
            <text:p>ID number</text:p>
          </table:table-cell>
          <table:table-cell office:value-type="string">
            <text:p>Institution</text:p>
          </table:table-cell>
          <table:table-cell office:value-type="string">
            <text:p>Department</text:p>
          </table:table-cell>
          <table:table-cell office:value-type="string">
            <text:p>Email address</text:p>
          </table:table-cell>
          <table:table-cell office:value-type="string">
            <text:p>Assignment: Lab 0 : Benchmarking (Real)</text:p>
          </table:table-cell>
          <table:table-cell office:value-type="string">
            <text:p>Last downloaded from this course</text:p>
          </table:table-cell>
        </table:table-row>
        <table:table-row>
          <table:table-cell office:value-type="string">
            <text:p>Anurag</text:p>
          </table:table-cell>
          <table:table-cell office:value-type="string">
            <text:p>Aggarwal</text:p>
          </table:table-cell>
          <table:table-cell office:value-type="string">
            <text:p>siy187504</text:p>
          </table:table-cell>
          <table:table-cell office:value-type="string">
            <text:p>IITD</text:p>
          </table:table-cell>
          <table:table-cell office:value-type="string">
            <text:p>cse</text:p>
          </table:table-cell>
          <table:table-cell office:value-type="string">
            <text:p>siy187504@cse.iitd.ac.in</text:p>
          </table:table-cell>
          <table:table-cell office:value-type="float" office:value="100.00">
            <text:p>100.00</text:p>
          </table:table-cell>
          <table:table-cell office:value-type="string">
            <text:p>1551162860</text:p>
          </table:table-cell>
        </table:table-row>
        <table:table-row>
          <table:table-cell office:value-type="string">
            <text:p>Amar</text:p>
          </table:table-cell>
          <table:table-cell office:value-type="string">
            <text:p>Agnihotri</text:p>
          </table:table-cell>
          <table:table-cell office:value-type="string">
            <text:p>cs5120277</text:p>
          </table:table-cell>
          <table:table-cell office:value-type="string">
            <text:p>IITD</text:p>
          </table:table-cell>
          <table:table-cell office:value-type="string">
            <text:p>cse</text:p>
          </table:table-cell>
          <table:table-cell office:value-type="string">
            <text:p>cs5120277@cse.iitd.ac.in</text:p>
          </table:table-cell>
          <table:table-cell office:value-type="string">
            <text:p>-</text:p>
          </table:table-cell>
          <table:table-cell office:value-type="string">
            <text:p>1551162860</text:p>
          </table:table-cell>
        </table:table-row>
        <table:table-row>
          <table:table-cell office:value-type="string">
            <text:p>Prashant</text:p>
          </table:table-cell>
          <table:table-cell office:value-type="string">
            <text:p>Agrawal</text:p>
          </table:table-cell>
          <table:table-cell office:value-type="string">
            <text:p>csz188011</text:p>
          </table:table-cell>
          <table:table-cell office:value-type="string">
            <text:p>IITD</text:p>
          </table:table-cell>
          <table:table-cell office:value-type="string">
            <text:p>cse</text:p>
          </table:table-cell>
          <table:table-cell office:value-type="string">
            <text:p>csz188011@cse.iitd.ac.in</text:p>
          </table:table-cell>
          <table:table-cell office:value-type="float" office:value="90.00">
            <text:p>90.00</text:p>
          </table:table-cell>
          <table:table-cell office:value-type="string">
            <text:p>1551162860</text:p>
          </table:table-cell>
        </table:table-row>
        <table:table-row>
          <table:table-cell office:value-type="string">
            <text:p>Aritra</text:p>
          </table:table-cell>
          <table:table-cell office:value-type="string">
            <text:p>Bagchi</text:p>
          </table:table-cell>
          <table:table-cell office:value-type="string">
            <text:p>csz188295</text:p>
          </table:table-cell>
          <table:table-cell office:value-type="string">
            <text:p>IITD</text:p>
          </table:table-cell>
          <table:table-cell office:value-type="string">
            <text:p>cse</text:p>
          </table:table-cell>
          <table:table-cell office:value-type="string">
            <text:p>csz188295@cse.iitd.ac.in</text:p>
          </table:table-cell>
          <table:table-cell office:value-type="float" office:value="80.00">
            <text:p>80.00</text:p>
          </table:table-cell>
          <table:table-cell office:value-type="string">
            <text:p>1551162860</text:p>
          </table:table-cell>
        </table:table-row>
        <table:table-row>
          <table:table-cell office:value-type="string">
            <text:p>Nikhil</text:p>
          </table:table-cell>
          <table:table-cell office:value-type="string">
            <text:p>Goyal</text:p>
          </table:table-cell>
          <table:table-cell office:value-type="string">
            <text:p>cs5150287</text:p>
          </table:table-cell>
          <table:table-cell office:value-type="string">
            <text:p>IITD</text:p>
          </table:table-cell>
          <table:table-cell office:value-type="string">
            <text:p>cse</text:p>
          </table:table-cell>
          <table:table-cell office:value-type="string">
            <text:p>cs5150287@cse.iitd.ac.in</text:p>
          </table:table-cell>
          <table:table-cell office:value-type="float" office:value="100.00">
            <text:p>100.00</text:p>
          </table:table-cell>
          <table:table-cell office:value-type="string">
            <text:p>1551162860</text:p>
          </table:table-cell>
        </table:table-row>
        <table:table-row>
          <table:table-cell office:value-type="string">
            <text:p>Namrata</text:p>
          </table:table-cell>
          <table:table-cell office:value-type="string">
            <text:p>Jain</text:p>
          </table:table-cell>
          <table:table-cell office:value-type="string">
            <text:p>mcs182840</text:p>
          </table:table-cell>
          <table:table-cell office:value-type="string">
            <text:p>IITD</text:p>
          </table:table-cell>
          <table:table-cell office:value-type="string">
            <text:p>cse</text:p>
          </table:table-cell>
          <table:table-cell office:value-type="string">
            <text:p>mcs182840@cse.iitd.ac.in</text:p>
          </table:table-cell>
          <table:table-cell office:value-type="float" office:value="85.00">
            <text:p>85.00</text:p>
          </table:table-cell>
          <table:table-cell office:value-type="string">
            <text:p>1551162860</text:p>
          </table:table-cell>
        </table:table-row>
        <table:table-row>
          <table:table-cell office:value-type="string">
            <text:p>Praveen</text:p>
          </table:table-cell>
          <table:table-cell office:value-type="string">
            <text:p>Kulkarni</text:p>
          </table:table-cell>
          <table:table-cell office:value-type="string">
            <text:p>cs5140599</text:p>
          </table:table-cell>
          <table:table-cell office:value-type="string">
            <text:p>IITD</text:p>
          </table:table-cell>
          <table:table-cell office:value-type="string">
            <text:p>cse</text:p>
          </table:table-cell>
          <table:table-cell office:value-type="string">
            <text:p>cs5140599@cse.iitd.ac.in</text:p>
          </table:table-cell>
          <table:table-cell office:value-type="string">
            <text:p>-</text:p>
          </table:table-cell>
          <table:table-cell office:value-type="string">
            <text:p>1551162860</text:p>
          </table:table-cell>
        </table:table-row>
        <table:table-row>
          <table:table-cell office:value-type="string">
            <text:p>Mukund</text:p>
          </table:table-cell>
          <table:table-cell office:value-type="string">
            <text:p>Mundhra</text:p>
          </table:table-cell>
          <table:table-cell office:value-type="string">
            <text:p>cs1150239</text:p>
          </table:table-cell>
          <table:table-cell office:value-type="string">
            <text:p>IITD</text:p>
          </table:table-cell>
          <table:table-cell office:value-type="string">
            <text:p>cse</text:p>
          </table:table-cell>
          <table:table-cell office:value-type="string">
            <text:p>cs1150239@cse.iitd.ac.in</text:p>
          </table:table-cell>
          <table:table-cell office:value-type="string">
            <text:p>-</text:p>
          </table:table-cell>
          <table:table-cell office:value-type="string">
            <text:p>1551162860</text:p>
          </table:table-cell>
        </table:table-row>
        <table:table-row>
          <table:table-cell office:value-type="string">
            <text:p>Kacham</text:p>
          </table:table-cell>
          <table:table-cell office:value-type="string">
            <text:p>Praneeth</text:p>
          </table:table-cell>
          <table:table-cell office:value-type="string">
            <text:p>cs1150600</text:p>
          </table:table-cell>
          <table:table-cell office:value-type="string">
            <text:p>IITD</text:p>
          </table:table-cell>
          <table:table-cell office:value-type="string">
            <text:p>cse</text:p>
          </table:table-cell>
          <table:table-cell office:value-type="string">
            <text:p>cs1150600@cse.iitd.ac.in</text:p>
          </table:table-cell>
          <table:table-cell office:value-type="float" office:value="90.00">
            <text:p>90.00</text:p>
          </table:table-cell>
          <table:table-cell office:value-type="string">
            <text:p>1551162860</text:p>
          </table:table-cell>
        </table:table-row>
        <table:table-row>
          <table:table-cell office:value-type="string">
            <text:p>Priyanka</text:p>
          </table:table-cell>
          <table:table-cell office:value-type="string">
            <text:p>Singla</text:p>
          </table:table-cell>
          <table:table-cell office:value-type="string">
            <text:p>anz188387</text:p>
          </table:table-cell>
          <table:table-cell office:value-type="string">
            <text:p>IITD</text:p>
          </table:table-cell>
          <table:table-cell office:value-type="string">
            <text:p>cse</text:p>
          </table:table-cell>
          <table:table-cell office:value-type="string">
            <text:p>anz188387@cse.iitd.ac.in</text:p>
          </table:table-cell>
          <table:table-cell office:value-type="float" office:value="95.00">
            <text:p>95.00</text:p>
          </table:table-cell>
          <table:table-cell office:value-type="string">
            <text:p>1551162860</text:p>
          </table:table-cell>
        </table:table-row>
        <table:table-row>
          <table:table-cell office:value-type="string">
            <text:p>Manish</text:p>
          </table:table-cell>
          <table:table-cell office:value-type="string">
            <text:p>Yadav</text:p>
          </table:table-cell>
          <table:table-cell office:value-type="string">
            <text:p>cs1150460</text:p>
          </table:table-cell>
          <table:table-cell office:value-type="string">
            <text:p>IITD</text:p>
          </table:table-cell>
          <table:table-cell office:value-type="string">
            <text:p>cse</text:p>
          </table:table-cell>
          <table:table-cell office:value-type="string">
            <text:p>cs1150460@cse.iitd.ac.in</text:p>
          </table:table-cell>
          <table:table-cell office:value-type="float" office:value="80.00">
            <text:p>80.00</text:p>
          </table:table-cell>
          <table:table-cell office:value-type="string">
            <text:p>15511628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3.5+ (Build: 20180531)</meta:generator>
    <meta:initial-creator>Shubhani Shubhani</meta:initial-creator>
    <meta:creation-date>2019-02-26T12:04:20</meta:creation-date>
    <meta:document-statistic meta:table-count="1" meta:cell-count="0" meta:object-count="0"/>
  </office:meta>
</office:document-meta>
</file>